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washing line</text:p>
      <text:p text:style-name="Standard">dresses one day /once a week</text:p>
      <text:p text:style-name="Standard">she says she is a carnival master/player</text:p>
      <text:p text:style-name="Standard">she says she is a gypsy queen</text:p>
      <text:p text:style-name="Standard">and shakes her skirts in the breeze</text:p>
      <text:p text:style-name="Standard">I wonder why she doesn't dress</text:p>
      <text:p text:style-name="Standard">the other six days of the week?</text:p>
      <text:p text:style-name="Standard"/>
      <text:p text:style-name="Standard"/>
      <text:p text:style-name="Standard">I'd like to be a chimney pot</text:p>
      <text:p text:style-name="Standard">and perch upon a roof</text:p>
      <text:p text:style-name="Standard">and watch the sun move through the sky</text:p>
      <text:p text:style-name="Standard">as I puff and huff and poot.</text:p>
      <text:p text:style-name="Standard"/>
      <text:p text:style-name="Standard">How grand to sport a bird nest hat</text:p>
      <text:p text:style-name="Standard">and a dragon tile skirt</text:p>
      <text:p text:style-name="Standard">and warmth inside my belly</text:p>
      <text:p text:style-name="Standard">under a red brick shirt.</text:p>
      <text:p text:style-name="Standard"/>
      <text:p text:style-name="Standard">I'd like to blow smoke ships</text:p>
      <text:p text:style-name="Standard">into a starry sea</text:p>
      <text:p text:style-name="Standard"/>
      <text:p text:style-name="Standard"/>
      <text:p text:style-name="Standard">Chimney pots see very far</text:p>
      <text:p text:style-name="Standard">since they live very high</text:p>
      <text:p text:style-name="Standard">it helps them hone their expertise / and so they have become expertise/ it guarantees/ensures their expertise</text:p>
      <text:p text:style-name="Standard">on everything below / on all things ground and sky</text:p>
      <text:p text:style-name="Standard"/>
      <text:p text:style-name="Standard">Of cats and cars and birds and you</text:p>
      <text:p text:style-name="Standard">they know all there is to know / they know every tale and trick</text:p>
      <text:p text:style-name="Standard">you may think you've kept it secret</text:p>
      <text:p text:style-name="Standard">but oh your chimney knows</text:p>
      <text:p text:style-name="Standard">and they'll tell the world so</text:p>
      <text:p text:style-name="Standard">if you thought you kept it secret</text:p>
      <text:p text:style-name="Standard">and so you thought you <text:s/>kept it secret?</text:p>
      <text:p text:style-name="Standard">your chimney let it slip!</text:p>
      <text:p text:style-name="Standard"/>
      <text:p text:style-name="Standard"/>
      <text:p text:style-name="Standard">“Oh there you are dear birdies!”</text:p>
      <text:p text:style-name="Standard">I'd say when crows came by to call</text:p>
      <text:p text:style-name="Standard">“Perhaps you do not know the tale?”</text:p>
      <text:p text:style-name="Standard">And they'd caw “Not at all”</text:p>
      <text:p text:style-name="Standard"/>
      <text:p text:style-name="Standard">At night I'd send out smoke ships</text:p>
      <text:p text:style-name="Standard">to sail on a starry sea</text:p>
      <text:p text:style-name="Standard"/>
      <text:p text:style-name="Standard"/>
      <text:p text:style-name="Standard">I'd like to make to be a chimney pot</text:p>
      <text:p text:style-name="Standard">and blow smoke ships into the sky</text:p>
      <text:p text:style-name="Standard">and watch them sail of on clouds of smoke</text:p>
      <text:p text:style-name="Standard"/>
      <text:p text:style-name="Standard"><text:soft-page-break/></text:p>
      <text:p text:style-name="Standard">Oh, to be a chimney pot</text:p>
      <text:p text:style-name="Standard">and perch upon a roof</text:p>
      <text:p text:style-name="Standard">and watch the sun move through the sky</text:p>
      <text:p text:style-name="Standard">as I puff and huff and poot.</text:p>
      <text:p text:style-name="Standard"/>
      <text:p text:style-name="Standard">How grand to sport a bird nest hat</text:p>
      <text:p text:style-name="Standard">and a dragon tile skirt</text:p>
      <text:p text:style-name="Standard">and warmth inside my belly</text:p>
      <text:p text:style-name="Standard">under a red brick shirt!</text:p>
      <text:p text:style-name="Standard"/>
      <text:p text:style-name="Standard">Chimney pots see very far</text:p>
      <text:p text:style-name="Standard">since they live very high</text:p>
      <text:p text:style-name="Standard">it guarantees their/an expertise</text:p>
      <text:p text:style-name="Standard">on all things ground and sky</text:p>
      <text:p text:style-name="Standard"/>
      <text:p text:style-name="Standard">Of cats and cars and birds and you</text:p>
      <text:p text:style-name="Standard"><text:s/>they know every tale and trick</text:p>
      <text:p text:style-name="Standard">you thought you <text:s/>kept it secret?</text:p>
      <text:p text:style-name="Standard">your chimney let it slip!</text:p>
      <text:p text:style-name="Standard"/>
      <text:p text:style-name="Standard">And that's a factilicious fact</text:p>
      <text:p text:style-name="Standard">tell me if you knew it</text:p>
      <text:p text:style-name="Standard">if you didn't now you do</text:p>
      <text:p text:style-name="Standard">your brains a little bigger</text:p>
      <text:p text:style-name="Standard">you might say you grew it</text:p>
      <text:p text:style-name="Standard"/>
      <text:p text:style-name="Standard">And of the factilicious fact</text:p>
      <text:p text:style-name="Standard">I can't imagine anything finer / better</text:p>
      <text:p text:style-name="Standard">then knowing all there was to know / seeing all there was to know</text:p>
      <text:p text:style-name="Standard">and telling everyone about</text:p>
      <text:p text:style-name="Standard"/>
      <text:p text:style-name="Standard">“Oh there you are dear birdies!”</text:p>
      <text:p text:style-name="Standard">I'd say when crows came by to call</text:p>
      <text:p text:style-name="Standard">“Perhaps you do not know the tale?”</text:p>
      <text:p text:style-name="Standard">And they'd caw “Not at all”</text:p>
      <text:p text:style-name="Standard"/>
      <text:p text:style-name="Standard">At night I'd send out smoke ships</text:p>
      <text:p text:style-name="Standard">on a starry sea</text:p>
      <text:p text:style-name="Standard">they'd carry whispy messages</text:p>
      <text:p text:style-name="Standard">into the dreams of trees</text:p>
      <text:p text:style-name="Standard"/>
      <text:p text:style-name="Standard">but that's another story all together</text:p>
      <text:p text:style-name="Standard">the most imporant thing to note</text:p>
      <text:p text:style-name="Standard">is there's nothing finer</text:p>
      <text:p text:style-name="Standard">than the life of a chimney pot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Oh, to be a chimney pot</text:p>
      <text:p text:style-name="Standard">and perch upon a roof</text:p>
      <text:p text:style-name="Standard">and watch the sun move through the sky</text:p>
      <text:p text:style-name="Standard">as I puff and huff and poot.</text:p>
      <text:p text:style-name="Standard"/>
      <text:p text:style-name="Standard">How grand to sport a bird nest hat</text:p>
      <text:p text:style-name="Standard">and a dragon tile skirt</text:p>
      <text:p text:style-name="Standard">and warmth inside my belly</text:p>
      <text:p text:style-name="Standard">under a red brick shirt!</text:p>
      <text:p text:style-name="Standard"/>
      <text:p text:style-name="Standard">Chimney pots see very far</text:p>
      <text:p text:style-name="Standard">since they live very high</text:p>
      <text:p text:style-name="Standard">it guarantees an expertise</text:p>
      <text:p text:style-name="Standard">on all things ground and sky</text:p>
      <text:p text:style-name="Standard"/>
      <text:p text:style-name="Standard">Of cats and cars and birds and you</text:p>
      <text:p text:style-name="Standard"><text:s/>they know every tale and trick</text:p>
      <text:p text:style-name="Standard">you thought you <text:s/>kept it secret?</text:p>
      <text:p text:style-name="Standard">your chimney let it slip!</text:p>
      <text:p text:style-name="Standard"/>
      <text:p text:style-name="Standard">And that's a factilicious fact</text:p>
      <text:p text:style-name="Standard">tell me if you knew it</text:p>
      <text:p text:style-name="Standard">if you didn't now you do</text:p>
      <text:p text:style-name="Standard">your brains a little bigger</text:p>
      <text:p text:style-name="Standard">you might say you grew it</text:p>
      <text:p text:style-name="Standard"/>
      <text:p text:style-name="Standard">And of that factimonious fact</text:p>
      <text:p text:style-name="Standard">I can't imagine a thing finer / better</text:p>
      <text:p text:style-name="Standard">then spying all there was to spy</text:p>
      <text:p text:style-name="Standard">and telling everyone about it</text:p>
      <text:p text:style-name="Standard"/>
      <text:p text:style-name="Standard">“Oh there you are dear birdies!”</text:p>
      <text:p text:style-name="Standard">I'd say when crows came by to call</text:p>
      <text:p text:style-name="Standard">“Perhaps you do not know the tale?”</text:p>
      <text:p text:style-name="Standard">And they'd caw “Not at all”</text:p>
      <text:p text:style-name="Standard"/>
      <text:p text:style-name="Standard">At night I'd send out smoke ships</text:p>
      <text:p text:style-name="Standard">on to a starry sea</text:p>
      <text:p text:style-name="Standard">they'd carry my whispy messages</text:p>
      <text:p text:style-name="Standard">into the dreams of trees</text:p>
      <text:p text:style-name="Standard"/>
      <text:p text:style-name="Standard">the dreams of trees</text:p>
      <text:p text:style-name="Standard">what dreams are these</text:p>
      <text:p text:style-name="Standard">what a pretty thing they sound</text:p>
      <text:p text:style-name="Standard">and indeed they are</text:p>
      <text:p text:style-name="Standard"/>
      <text:p text:style-name="Standard">but let's keep them for another day</text:p>
      <text:p text:style-name="Standard">they're another story altogether</text:p>
      <text:p text:style-name="Standard">how fine to be a chimney pot</text:p>
      <text:p text:style-name="Standard">is what we should remember!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rah Quigley</meta:initial-creator>
    <meta:creation-date>2011-04-16T12:55:20.89</meta:creation-date>
    <dc:date>2011-04-17T20:34:12.51</dc:date>
    <dc:creator>Sarah Quigley</dc:creator>
    <meta:editing-duration>PT08H00M56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4" meta:paragraph-count="116" meta:word-count="733" meta:character-count="3492"/>
  </office:meta>
</office:document-meta>
</file>